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0c9c2a"/>
    </style:style>
    <style:style style:name="T1" style:family="text">
      <style:text-properties officeooo:rsid="000c9c2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Text_20_body">Elara decid<text:span text:style-name="T1">io</text:span> volver al exterior, quería volver a <text:span text:style-name="T1">ver</text:span> la ciudad<text:span text:style-name="T1">.</text:span></text:p>
      <text:p text:style-name="P1"><text:span text:style-name="T1">Camino</text:span> despacio por las calles silenciosas de la ciudad en ruinas, sintiendo cómo cada piedra y cada estructura derruida contenía las huellas de quienes habían vivido allí mucho antes que ella. El aire estaba impregnado de un aroma tenue a polvo y tiempo, como si la historia misma flotara en el ambiente, esperando ser leída por quien tuviera la paciencia de escuchar.</text:p>
      <text:p text:style-name="Text_20_body">Con cada paso, su mirada se perdía entre las casas desmoronadas, las columnas caídas, los restos de un mundo que alguna vez había sido vibrante y lleno de vida. No pudo evitar la tentación de cruzar el umbral de una de aquellas viviendas. El interior estaba casi intacto, salvo por el polvo que cubría los muebles y la luz tenue que entraba a través de las grietas en las paredes. Avanzó por un pasillo angosto y encontró una habitación con un lecho de piedra y restos de tela deshilachada. Al lado, una mesa de madera carcomida donde aún yacían fragmentos de pergaminos, dibujos desvanecidos por el tiempo.</text:p>
      <text:p text:style-name="Text_20_body">Observó los objetos cotidianos dispersos en las estanterías, los restos de vasijas, herramientas, libros encuadernados en cuero marchito. Aquí, alguna vez, una familia había compartido risas y penas, había amado y temido, había soñado con un futuro que nunca llegó. Sus manos recorrieron los bordes de los objetos con una reverencia silenciosa. Era una intrusa en las vidas de otros, una visitante tardía en una historia olvidada.</text:p>
      <text:p text:style-name="Text_20_body">Un pensamiento oscuro se deslizó en su mente. ¿Qué importaban todas estas vidas ahora? Todos aquellos que habían vivido en esta ciudad, con sus alegrías y sus tragedias, habían desaparecido. Sus risas se habían perdido en el viento, sus llantos en la tierra. Sus esperanzas, sus ambiciones, sus luchas… ¿qué quedaba de todo ello ahora? El tiempo había borrado sus nombres, sus rostros, sus historias. El tiempo lo borraría todo, también a ella.</text:p>
      <text:p text:style-name="Text_20_body">Elara sintió una punzada en el pecho. No importaba si vivía cien años o mil. Había un punto en el futuro en el que ella ya no existiría. Un día, sus recuerdos se desvanecerían, su voz se apagaría, y todo lo que fue se convertiría en polvo. Si así era el destino de toda existencia, ¿qué sentido tenía vivir? ¿Para qué luchar, si al final todo era olvidado?</text:p>
      <text:p text:style-name="Text_20_body">Caminó por la calle central, observando los restos de lo que en su tiempo debieron ser majestuosos edificios. Acquanthis, la ciudad de los prodigios científicos, de la sabiduría sin igual. Nada de su esplendor había perdurado. Sus artefactos asombrosos, sus conocimientos avanzados, sus innovaciones… todo estaba reducido a escombros.</text:p>
      <text:p text:style-name="Text_20_body">La humanidad avanzaba, construía, innovaba, y el tiempo lo sepultaba. ¿De qué servía el conocimiento si al final todo desaparecía? Las generaciones futuras no recordarían sus nombres, sus logros. Todo lo que hicieron, todo lo que soñaron, se perdería, como si nunca hubiera existido.</text:p>
      <text:p text:style-name="Text_20_body">Elara sintió el peso de estas preguntas como una losa sobre su pecho. Sus pasos la llevaron hasta la plaza central. La mañana era magnífica, y por un instante, el sol cálido sobre su piel pareció disipar la bruma de su mente. Inspiró hondo, dejando que la brisa fresca le despejara los pensamientos sombríos. La luz del sol jugaba entre las hojas de los árboles frutales que adornaban las calles. Entre las ruinas, la vida aún persistía. Frutas maduras colgaban de las ramas, ofreciendo su dulzura sin importar que la <text:soft-page-break/>ciudad estuviera desierta. Como un acto reflejo, Elara tomó una entre sus manos y mordió su pulpa jugosa, saboreando el presente.</text:p>
      <text:p text:style-name="Text_20_body">Se permitió unos minutos para disfrutar de la calma del momento. La naturaleza no se había detenido ante la caída de la ciudad. La vida encontraba su camino, incluso entre los vestigios de lo que una vez fue.</text:p>
      <text:p text:style-name="Text_20_body">Mientras comía, su mirada se dirigió a una torre alta, aún en pie. Desde allí, tendría una vista panorámica de la ciudad y tal vez podría entender mejor su distribución. Sin dudarlo, se dirigió hacia ella y comenzó a ascender. Los escalones crujían bajo su peso, pero la estructura parecía firme. Al llegar a la cima, la vista la dejó sin aliento.</text:p>
      <text:p text:style-name="Text_20_body">Desde esa altura, pudo contemplar la inmensidad de las ruinas. La ciudad estaba dividida en sectores conectados por calles que serpenteaban entre jardines y campos. Un sistema de acueductos aún visible recorría la ciudad, testimonio de la inteligencia y el orden con que había sido diseñada. Elara se dio cuenta de que Acquanthis no solo había sido un centro de conocimiento, sino también de armonía con la naturaleza. Quizás, después de todo, algo de su esencia aún permanecía.</text:p>
      <text:p text:style-name="Text_20_body">Al bajar la escalera, notó que esta continuaba descendiendo en espiral hacia el subsuelo. Algo en su interior le decía que debía seguir explorando. Con pasos cautelosos, comenzó a descender, sintiendo cómo el aire se volvía más denso y frío a medida que se adentraba en la oscuridad. La luz de la superficie se desvaneció tras ella y el silencio se hizo absoluto.</text:p>
      <text:p text:style-name="Text_20_body">Finalmente, sus pies tocaron suelo firme. Frente a ella, una puerta monumental de dos hojas se alzaba, imponente a pesar del tiempo. Aunque el desgaste había mellado su superficie, aún conservaba un aura de grandeza. Las inscripciones en su marco eran casi irreconocibles, pero su presencia misma bastaba para anunciar la importancia de lo que había detrás.</text:p>
      <text:p text:style-name="Text_20_body">Las puertas, antes majestuosas, habían cedido al peso de los siglos y yacían semiabiertas. Más allá, solo oscuridad.</text:p>
      <text:p text:style-name="Text_20_body">El corazón de Elara latía con fuerza. ¿Qué secretos ocultaba aquella sala subterránea? Avanzó un paso, sintiendo el frío del umbral recorrer su piel. Se detuvo un instante, sosteniendo la respiración.</text:p>
      <text:p text:style-name="Text_20_body">Y entonces, cruzó la puerta.</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2-15T10:13:21.116000000</meta:creation-date>
    <dc:date>2025-02-15T10:20:46.172000000</dc:date>
    <meta:editing-duration>PT7M24S</meta:editing-duration>
    <meta:editing-cycles>2</meta:editing-cycles>
    <meta:generator>LibreOffice/7.3.5.2$Windows_X86_64 LibreOffice_project/184fe81b8c8c30d8b5082578aee2fed2ea847c01</meta:generator>
    <meta:document-statistic meta:table-count="0" meta:image-count="0" meta:object-count="0" meta:page-count="2" meta:paragraph-count="17" meta:word-count="944" meta:character-count="5631" meta:non-whitespace-character-count="4704"/>
  </office:meta>
</office:document-meta>
</file>